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Bold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3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beration Serif" svg:font-family="'Liberation Serif'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ullets-title">
      <style:graphic-properties draw:auto-grow-height="true" fo:min-height="2.8cm"/>
      <style:paragraph-properties style:writing-mode="lr-tb"/>
    </style:style>
    <style:style style:name="pr2" style:family="presentation" style:parent-style-name="Bullets-outline1">
      <style:graphic-properties fo:min-height="13.93cm"/>
      <style:paragraph-properties style:writing-mode="lr-tb"/>
    </style:style>
    <style:style style:name="pr3" style:family="presentation" style:parent-style-name="Bullet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Bullets" presentation:presentation-page-layout-name="AL1T1">
        <office:forms form:automatic-focus="false" form:apply-design-mode="false"/>
        <draw:frame presentation:style-name="pr1" draw:layer="layout" svg:width="24cm" svg:height="2.8cm" svg:x="2.001cm" svg:y="1.2cm" presentation:class="title" presentation:placeholder="true">
          <draw:text-box/>
        </draw:frame>
        <draw:frame presentation:style-name="pr2" draw:layer="layout" svg:width="24cm" svg:height="13.58cm" svg:x="2cm" svg:y="4.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Bold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3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beration Serif" svg:font-family="'Liberation Serif'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ullets-background" style:family="presentation">
      <style:graphic-properties draw:stroke="none" draw:fill="none"/>
      <style:text-properties style:letter-kerning="true"/>
    </style:style>
    <style:style style:name="Bullet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Bullet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ullets-outline1" style:family="presentation">
      <style:graphic-properties draw:stroke="none" svg:stroke-color="#3465af" draw:fill="none" draw:auto-grow-height="false" draw:fit-to-size="false" style:shrink-to-fit="false" draw:shadow-color="#000000">
        <text:list-style style:name="Bullets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7cm" fo:text-align="start" fo:text-indent="0cm"/>
      <style:text-properties fo:color="#333333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ullets-outline2" style:family="presentation" style:parent-style-name="Bullets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Bullets-outline3" style:family="presentation" style:parent-style-name="Bullets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Bullets-outline4" style:family="presentation" style:parent-style-name="Bullets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Bullets-outline5" style:family="presentation" style:parent-style-name="Bullets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Bullets-outline6" style:family="presentation" style:parent-style-name="Bullets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Bullets-outline7" style:family="presentation" style:parent-style-name="Bullets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Bullets-outline8" style:family="presentation" style:parent-style-name="Bullets-outline7">
      <style:paragraph-properties fo:margin-left="0cm" fo:margin-right="0cm" fo:margin-top="0cm" fo:margin-bottom="0.098cm" fo:text-indent="0cm"/>
      <style:text-properties fo:font-size="20pt"/>
    </style:style>
    <style:style style:name="Bullets-outline9" style:family="presentation" style:parent-style-name="Bullets-outline8">
      <style:paragraph-properties fo:margin-left="0cm" fo:margin-right="0cm" fo:margin-top="0cm" fo:margin-bottom="0.098cm" fo:text-indent="0cm"/>
      <style:text-properties fo:font-size="20pt"/>
    </style:style>
    <style:style style:name="Bullets-subtitle" style:family="presentation">
      <style:graphic-properties draw:stroke="none" draw:fill="none" draw:textarea-vertical-align="middle">
        <text:list-style style:name="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ullets-title" style:family="presentation">
      <style:graphic-properties draw:stroke="none" svg:stroke-color="#3465af" draw:fill="none" draw:textarea-vertical-align="middle">
        <text:list-style style:name="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Long_20_text-background" style:display-name="Long text-background" style:family="presentation">
      <style:graphic-properties draw:stroke="none" draw:fill="none"/>
      <style:text-properties style:letter-kerning="true"/>
    </style:style>
    <style:style style:name="Long_20_text-backgroundobjects" style:display-name="Long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ng_20_text-notes" style:display-name="Long text-notes" style:family="presentation">
      <style:graphic-properties draw:stroke="none" draw:fill="none"/>
      <style:paragraph-properties fo:margin-left="0.6cm" fo:margin-right="0cm" fo:text-align="end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ng_20_text-outline1" style:display-name="Long text-outline1" style:family="presentation">
      <style:graphic-properties draw:stroke="none" draw:fill="none" draw:auto-grow-height="false" draw:fit-to-size="false" style:shrink-to-fit="true">
        <text:list-style style:name="Long_20_text-outline1" style:display-name="Long text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ng_20_text-outline2" style:display-name="Long text-outline2" style:family="presentation" style:parent-style-name="Long_20_text-outline1">
      <style:paragraph-properties fo:margin-top="0.4cm" fo:margin-bottom="0cm"/>
      <style:text-properties fo:font-size="28pt" style:font-size-asian="28pt" style:font-size-complex="28pt"/>
    </style:style>
    <style:style style:name="Long_20_text-outline3" style:display-name="Long text-outline3" style:family="presentation" style:parent-style-name="Long_20_text-outline2">
      <style:paragraph-properties fo:margin-top="0.3cm" fo:margin-bottom="0cm"/>
      <style:text-properties fo:font-size="24pt" style:font-size-asian="24pt" style:font-size-complex="24pt"/>
    </style:style>
    <style:style style:name="Long_20_text-outline4" style:display-name="Long text-outline4" style:family="presentation" style:parent-style-name="Long_20_text-outline3">
      <style:paragraph-properties fo:margin-top="0.2cm" fo:margin-bottom="0cm"/>
      <style:text-properties fo:font-size="20pt" style:font-size-asian="20pt" style:font-size-complex="20pt"/>
    </style:style>
    <style:style style:name="Long_20_text-outline5" style:display-name="Long text-outline5" style:family="presentation" style:parent-style-name="Long_20_text-outline4">
      <style:paragraph-properties fo:margin-top="0.1cm" fo:margin-bottom="0cm"/>
      <style:text-properties fo:font-size="20pt" style:font-size-asian="20pt" style:font-size-complex="20pt"/>
    </style:style>
    <style:style style:name="Long_20_text-outline6" style:display-name="Long text-outline6" style:family="presentation" style:parent-style-name="Long_20_text-outline5">
      <style:paragraph-properties fo:margin-top="0.1cm" fo:margin-bottom="0cm"/>
      <style:text-properties fo:font-size="20pt" style:font-size-asian="20pt" style:font-size-complex="20pt"/>
    </style:style>
    <style:style style:name="Long_20_text-outline7" style:display-name="Long text-outline7" style:family="presentation" style:parent-style-name="Long_20_text-outline6">
      <style:paragraph-properties fo:margin-top="0.1cm" fo:margin-bottom="0cm"/>
      <style:text-properties fo:font-size="20pt" style:font-size-asian="20pt" style:font-size-complex="20pt"/>
    </style:style>
    <style:style style:name="Long_20_text-outline8" style:display-name="Long text-outline8" style:family="presentation" style:parent-style-name="Long_20_text-outline7">
      <style:paragraph-properties fo:margin-top="0.1cm" fo:margin-bottom="0cm"/>
      <style:text-properties fo:font-size="20pt" style:font-size-asian="20pt" style:font-size-complex="20pt"/>
    </style:style>
    <style:style style:name="Long_20_text-outline9" style:display-name="Long text-outline9" style:family="presentation" style:parent-style-name="Long_20_text-outline8">
      <style:paragraph-properties fo:margin-top="0.1cm" fo:margin-bottom="0cm"/>
      <style:text-properties fo:font-size="20pt" style:font-size-asian="20pt" style:font-size-complex="20pt"/>
    </style:style>
    <style:style style:name="Long_20_text-subtitle" style:display-name="Long text-subtitle" style:family="presentation">
      <style:graphic-properties draw:stroke="none" draw:fill="none" draw:textarea-vertical-align="middle">
        <text:list-style style:name="Long_20_text-subtitle" style:display-name="Long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ng_20_text-title" style:display-name="Long text-title" style:family="presentation">
      <style:graphic-properties draw:stroke="none" draw:fill="none" draw:textarea-vertical-align="middle">
        <text:list-style style:name="Long_20_text-title" style:display-name="Long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th_20_divider-background" style:display-name="With divider-background" style:family="presentation">
      <style:graphic-properties draw:stroke="none" draw:fill="none"/>
      <style:text-properties style:letter-kerning="true"/>
    </style:style>
    <style:style style:name="With_20_divider-backgroundobjects" style:display-name="With divi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ith_20_divider-notes" style:display-name="With divi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ith_20_divider-outline1" style:display-name="With divider-outline1" style:family="presentation">
      <style:graphic-properties draw:stroke="none" draw:fill="none" draw:auto-grow-height="false" draw:fit-to-size="false" style:shrink-to-fit="true">
        <text:list-style style:name="With_20_divider-outline1" style:display-name="With divi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ith_20_divider-outline2" style:display-name="With divider-outline2" style:family="presentation" style:parent-style-name="With_20_divider-outline1">
      <style:paragraph-properties fo:margin-top="0.4cm" fo:margin-bottom="0cm"/>
      <style:text-properties fo:font-size="28pt" style:font-size-asian="28pt" style:font-size-complex="28pt"/>
    </style:style>
    <style:style style:name="With_20_divider-outline3" style:display-name="With divider-outline3" style:family="presentation" style:parent-style-name="With_20_divider-outline2">
      <style:paragraph-properties fo:margin-top="0.3cm" fo:margin-bottom="0cm"/>
      <style:text-properties fo:font-size="24pt" style:font-size-asian="24pt" style:font-size-complex="24pt"/>
    </style:style>
    <style:style style:name="With_20_divider-outline4" style:display-name="With divider-outline4" style:family="presentation" style:parent-style-name="With_20_divider-outline3">
      <style:paragraph-properties fo:margin-top="0.2cm" fo:margin-bottom="0cm"/>
      <style:text-properties fo:font-size="20pt" style:font-size-asian="20pt" style:font-size-complex="20pt"/>
    </style:style>
    <style:style style:name="With_20_divider-outline5" style:display-name="With divider-outline5" style:family="presentation" style:parent-style-name="With_20_divider-outline4">
      <style:paragraph-properties fo:margin-top="0.1cm" fo:margin-bottom="0cm"/>
      <style:text-properties fo:font-size="20pt" style:font-size-asian="20pt" style:font-size-complex="20pt"/>
    </style:style>
    <style:style style:name="With_20_divider-outline6" style:display-name="With divider-outline6" style:family="presentation" style:parent-style-name="With_20_divider-outline5">
      <style:paragraph-properties fo:margin-top="0.1cm" fo:margin-bottom="0cm"/>
      <style:text-properties fo:font-size="20pt" style:font-size-asian="20pt" style:font-size-complex="20pt"/>
    </style:style>
    <style:style style:name="With_20_divider-outline7" style:display-name="With divider-outline7" style:family="presentation" style:parent-style-name="With_20_divider-outline6">
      <style:paragraph-properties fo:margin-top="0.1cm" fo:margin-bottom="0cm"/>
      <style:text-properties fo:font-size="20pt" style:font-size-asian="20pt" style:font-size-complex="20pt"/>
    </style:style>
    <style:style style:name="With_20_divider-outline8" style:display-name="With divider-outline8" style:family="presentation" style:parent-style-name="With_20_divider-outline7">
      <style:paragraph-properties fo:margin-top="0.1cm" fo:margin-bottom="0cm"/>
      <style:text-properties fo:font-size="20pt" style:font-size-asian="20pt" style:font-size-complex="20pt"/>
    </style:style>
    <style:style style:name="With_20_divider-outline9" style:display-name="With divider-outline9" style:family="presentation" style:parent-style-name="With_20_divider-outline8">
      <style:paragraph-properties fo:margin-top="0.1cm" fo:margin-bottom="0cm"/>
      <style:text-properties fo:font-size="20pt" style:font-size-asian="20pt" style:font-size-complex="20pt"/>
    </style:style>
    <style:style style:name="With_20_divider-subtitle" style:display-name="With divider-subtitle" style:family="presentation">
      <style:graphic-properties draw:stroke="none" draw:fill="none" draw:textarea-vertical-align="middle">
        <text:list-style style:name="With_20_divider-subtitle" style:display-name="With div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ith_20_divider-title" style:display-name="With divider-title" style:family="presentation">
      <style:graphic-properties draw:stroke="none" draw:fill="none" draw:textarea-vertical-align="middle">
        <text:list-style style:name="With_20_divider-title" style:display-name="With div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36pt" style:font-style-asian="normal" style:font-weight-asian="bold" style:font-name-complex="Arial Unicode MS" style:font-family-complex="'Arial Unicode M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75cm"/>
      <style:paragraph-properties style:writing-mode="lr-tb"/>
    </style:style>
    <style:style style:name="Mpr1" style:family="presentation" style:parent-style-name="Bullets-title">
      <style:graphic-properties draw:auto-grow-height="false" fo:min-height="3.507cm"/>
      <style:paragraph-properties style:writing-mode="lr-tb"/>
    </style:style>
    <style:style style:name="Mpr2" style:family="presentation" style:parent-style-name="Bulle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Bulle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ulle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Long_20_tex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Long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Long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With_20_divid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With_20_divider-backgroundobjects">
      <style:graphic-properties svg:stroke-width="0.106cm" svg:stroke-color="#000000" draw:marker-start-width="0.359cm" draw:marker-end-width="0.359cm" draw:fill="none" draw:textarea-vertical-align="middle" fo:padding-top="0.053cm" fo:padding-bottom="0.053cm" fo:padding-left="0.053cm" fo:padding-right="0.053cm"/>
    </style:style>
    <style:style style:name="Mpr10" style:family="presentation" style:parent-style-name="With_20_divi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With_20_divi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text-properties fo:font-size="28pt" style:font-size-asian="28pt" style:font-size-complex="28p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font-size="28pt" style:font-size-asian="28pt" style:font-size-complex="28pt"/>
    </style:style>
    <style:style style:name="MT5" style:family="text">
      <style:text-properties fo:font-size="28pt" fo:font-weight="bold" style:font-size-asian="28pt" style:font-weight-asian="bold" style:font-size-complex="2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ullets" style:page-layout-name="PM1" draw:style-name="Mdp1">
      <draw:frame presentation:style-name="Mpr1" draw:layer="backgroundobjects" svg:width="24cm" svg:height="2.8cm" svg:x="2.001cm" svg:y="1.2cm" presentation:class="title">
        <draw:text-box>
          <text:p>Click to edit the title text format</text:p>
        </draw:text-box>
      </draw:frame>
      <draw:frame presentation:style-name="Bullets-outline1" draw:layer="backgroundobjects" svg:width="24cm" svg:height="13.58cm" svg:x="2cm" svg:y="4.6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</text:page-count></text:span></text:p>
        </draw:text-box>
      </draw:frame>
      <presentation:notes style:page-layout-name="PM0">
        <draw:page-thumbnail presentation:style-name="Bullets-title" draw:layer="backgroundobjects" svg:width="14.848cm" svg:height="11.136cm" svg:x="3.075cm" svg:y="2.257cm" presentation:class="page"/>
        <draw:frame presentation:style-name="Bullet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ong_20_text" style:display-name="Long text" style:page-layout-name="PM1" draw:style-name="Mdp1">
      <draw:frame presentation:style-name="Long_20_text-title" draw:layer="backgroundobjects" svg:width="24cm" svg:height="2.79cm" svg:x="2cm" svg:y="1.2cm" presentation:class="title" presentation:placeholder="true">
        <draw:text-box/>
      </draw:frame>
      <draw:frame presentation:style-name="Long_20_text-outline1" draw:layer="backgroundobjects" svg:width="24cm" svg:height="12.179cm" svg:x="29.6cm" svg:y="4.4cm" presentation:class="outline" presentation:placeholder="true">
        <draw:text-box/>
      </draw:frame>
      <draw:frame presentation:style-name="Mpr5" draw:text-style-name="MP8" draw:layer="backgroundobjects" svg:width="6.523cm" svg:height="1.448cm" svg:x="1.4cm" svg:y="19.131cm" presentation:class="date-time">
        <draw:text-box>
          <text:p text:style-name="MP7"><text:span text:style-name="MT3"><presentation:date-time/></text:span></text:p>
        </draw:text-box>
      </draw:frame>
      <draw:frame presentation:style-name="Mpr5" draw:text-style-name="MP10" draw:layer="backgroundobjects" svg:width="8.875cm" svg:height="1.448cm" svg:x="9.576cm" svg:y="19.131cm" presentation:class="footer">
        <draw:text-box>
          <text:p text:style-name="MP9"><text:span text:style-name="MT3"><presentation:footer/></text:span></text:p>
        </draw:text-box>
      </draw:frame>
      <draw:frame presentation:style-name="Mpr5" draw:text-style-name="MP12" draw:layer="backgroundobjects" svg:width="6.523cm" svg:height="1.448cm" svg:x="20.076cm" svg:y="19.131cm" presentation:class="page-number">
        <draw:text-box>
          <text:p text:style-name="MP11"><text:span text:style-name="MT3"><text:page-number>&lt;numéro&gt;</text:page-number></text:span></text:p>
        </draw:text-box>
      </draw:frame>
      <draw:frame draw:style-name="Mgr3" draw:text-style-name="MP13" draw:layer="backgroundobjects" svg:width="24cm" svg:height="12.2cm" svg:x="2cm" svg:y="4.6cm">
        <draw:text-box>
          <text:p><text:span text:style-name="MT4">Long text</text:span></text:p>
        </draw:text-box>
      </draw:frame>
      <presentation:notes style:page-layout-name="PM0">
        <draw:page-thumbnail presentation:style-name="Long_20_text-title" draw:layer="backgroundobjects" svg:width="14.848cm" svg:height="11.136cm" svg:x="3.075cm" svg:y="2.257cm" presentation:class="page"/>
        <draw:frame presentation:style-name="Long_20_tex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uméro&gt;</text:page-number></text:span></text:p>
          </draw:text-box>
        </draw:frame>
      </presentation:notes>
    </style:master-page>
    <style:master-page style:name="With_20_divider" style:display-name="With divider" style:page-layout-name="PM1" draw:style-name="Mdp1">
      <draw:frame presentation:style-name="With_20_divider-title" draw:layer="backgroundobjects" svg:width="24cm" svg:height="2.79cm" svg:x="2cm" svg:y="1.2cm" presentation:class="title" presentation:placeholder="true">
        <draw:text-box/>
      </draw:frame>
      <draw:frame presentation:style-name="With_20_divider-outline1" draw:layer="backgroundobjects" svg:width="25.199cm" svg:height="12.179cm" svg:x="28.801cm" svg:y="5.4cm" presentation:class="outline" presentation:placeholder="true">
        <draw:text-box/>
      </draw:frame>
      <draw:frame presentation:style-name="Mpr8" draw:text-style-name="MP8" draw:layer="backgroundobjects" svg:width="6.523cm" svg:height="1.448cm" svg:x="1.4cm" svg:y="19.131cm" presentation:class="date-time">
        <draw:text-box>
          <text:p text:style-name="MP7"><text:span text:style-name="MT3"><presentation:date-time/></text:span></text:p>
        </draw:text-box>
      </draw:frame>
      <draw:frame presentation:style-name="Mpr8" draw:text-style-name="MP10" draw:layer="backgroundobjects" svg:width="8.875cm" svg:height="1.448cm" svg:x="9.576cm" svg:y="19.131cm" presentation:class="footer">
        <draw:text-box>
          <text:p text:style-name="MP9"><text:span text:style-name="MT3"><presentation:footer/></text:span></text:p>
        </draw:text-box>
      </draw:frame>
      <draw:frame presentation:style-name="Mpr8" draw:text-style-name="MP12" draw:layer="backgroundobjects" svg:width="6.523cm" svg:height="1.448cm" svg:x="20.076cm" svg:y="19.131cm" presentation:class="page-number">
        <draw:text-box>
          <text:p text:style-name="MP11"><text:span text:style-name="MT3"><text:page-number>&lt;numéro&gt;</text:page-number></text:span></text:p>
        </draw:text-box>
      </draw:frame>
      <draw:frame draw:style-name="Mgr4" draw:text-style-name="MP13" draw:layer="backgroundobjects" svg:width="11.6cm" svg:height="10.2cm" svg:x="14.4cm" svg:y="6cm">
        <draw:text-box>
          <text:p><text:span text:style-name="MT4">Long text 2</text:span></text:p>
        </draw:text-box>
      </draw:frame>
      <draw:frame draw:style-name="Mgr4" draw:text-style-name="MP13" draw:layer="backgroundobjects" svg:width="11.6cm" svg:height="10.2cm" svg:x="2cm" svg:y="6cm">
        <draw:text-box>
          <text:p><text:span text:style-name="MT4">Long text col 1</text:span></text:p>
        </draw:text-box>
      </draw:frame>
      <draw:line presentation:style-name="Mpr9" draw:text-style-name="MP14" draw:layer="backgroundobjects" svg:x1="14cm" svg:y1="12cm" svg:x2="14cm" svg:y2="6cm">
        <text:p/>
      </draw:line>
      <draw:frame draw:style-name="Mgr5" draw:text-style-name="MP15" draw:layer="backgroundobjects" svg:width="11.6cm" svg:height="2cm" svg:x="2cm" svg:y="4cm">
        <draw:text-box>
          <text:p><text:span text:style-name="MT5">Subtitle</text:span></text:p>
        </draw:text-box>
      </draw:frame>
      <draw:frame draw:style-name="Mgr5" draw:text-style-name="MP15" draw:layer="backgroundobjects" svg:width="11.6cm" svg:height="2cm" svg:x="14.4cm" svg:y="4cm">
        <draw:text-box>
          <text:p><text:span text:style-name="MT5">Subtitle</text:span></text:p>
        </draw:text-box>
      </draw:frame>
      <presentation:notes style:page-layout-name="PM0">
        <draw:page-thumbnail presentation:style-name="With_20_divider-title" draw:layer="backgroundobjects" svg:width="0.001cm" svg:height="0.001cm" svg:x="0cm" svg:y="2.257cm" presentation:class="page"/>
        <draw:frame presentation:style-name="With_20_divider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10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11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11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ffice="urn:oasis:names:tc:opendocument:xmlns:office:1.0" xmlns:officeooo="http://openoffice.org/2009/office" xmlns:xlink="http://www.w3.org/1999/xlink" xmlns:ooo="http://openoffice.org/2004/office" xmlns:dc="http://purl.org/dc/elements/1.1/" office:version="1.3">
  <office:meta>
    <meta:creation-date>2021-05-10T10:09:40.706762203</meta:creation-date>
    <meta:editing-duration>P0D</meta:editing-duration>
    <meta:editing-cycles>1</meta:editing-cycles>
    <meta:generator>Collabora_Office/6.4.10.37$Linux_X86_64 LibreOffice_project/f05ecc6d6518da976854455996db3fe9144c6bf0</meta:generator>
    <dc:title>Impress</dc:title>
    <meta:document-statistic meta:object-count="53"/>
  </office:meta>
</office:document-meta>
</file>